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Resource.getAttributeValues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ateResourc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eResource.locateResource( String urlstring , String filename , int minL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ocateResource.calculateMinLe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eResource.shortenURI( String urlstring , int min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eResource.extractFilename( String url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eResourc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Resourc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